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 type</text:p>
          </table:table-cell>
          <table:table-cell office:value-type="string" calcext:value-type="string">
            <text:p>Feature Class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Lungs_segment_Segment_1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yRadiomics</text:p>
          </table:table-cell>
          <table:table-cell office:value-type="string" calcext:value-type="string">
            <text:p>3.1.0a2.post10+g146e3bd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1.26.4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SimpleITK</text:p>
          </table:table-cell>
          <table:table-cell office:value-type="string" calcext:value-type="string">
            <text:p>2.4.0rc2.dev213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yWavelet</text:p>
          </table:table-cell>
          <table:table-cell office:value-type="string" calcext:value-type="string">
            <text:p>1.6.0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.9.10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{'minimumROIDimensions': 2, 'minimumROISize': None, 'normalize': False, 'normalizeScale': 1, 'removeOutliers': None, 'resampledPixelSpacing': None, 'interpolator': 'sitkBSpline', 'preCrop': False, 'padDistance': 5, 'distances': [1], 'force2D': False, 'force2Ddimension': 0, 'resegmentRange': None, 'label': 1, 'additionalInfo': True, 'binWidth': 25.0, 'symmetricalGLCM': True, 'correctMask': True}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EnabledImageTypes</text:p>
          </table:table-cell>
          <table:table-cell office:value-type="string" calcext:value-type="string">
            <text:p>{'Original': {}}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babcda3c84cb19e4874e69dc07103bc910969969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Dimensionality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(1.5000000000000002, 1.5000000000000002, 5.0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(260, 260, 70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Mean</text:p>
          </table:table-cell>
          <table:table-cell office:value-type="float" office:value="-1070.13161792054" calcext:value-type="float">
            <text:p>-1070.13161792054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Minimum</text:p>
          </table:table-cell>
          <table:table-cell office:value-type="float" office:value="-3024" calcext:value-type="float">
            <text:p>-3024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Image-original</text:p>
          </table:table-cell>
          <table:table-cell office:value-type="string" calcext:value-type="string">
            <text:p>Maximum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4f6806898ccd8a59f38d479175f63376a38251ec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(1.5000000000000002, 1.5000000000000002, 5.0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(260, 260, 70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BoundingBox</text:p>
          </table:table-cell>
          <table:table-cell office:value-type="string" calcext:value-type="string">
            <text:p>(34, 58, 13, 199, 138, 57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VoxelNum</text:p>
          </table:table-cell>
          <table:table-cell office:value-type="float" office:value="523245" calcext:value-type="float">
            <text:p>523245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VolumeN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CenterOfMassIndex</text:p>
          </table:table-cell>
          <table:table-cell office:value-type="string" calcext:value-type="string">
            <text:p>(135.65512713929422, 128.34032241110762, 39.46913969555371)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Mask-original</text:p>
          </table:table-cell>
          <table:table-cell office:value-type="string" calcext:value-type="string">
            <text:p>CenterOfMass</text:p>
          </table:table-cell>
          <table:table-cell office:value-type="string" calcext:value-type="string">
            <text:p>(8.482690708941334, 20.810486668419202, -150.40430152223135)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Elongation</text:p>
          </table:table-cell>
          <table:table-cell office:value-type="float" office:value="0.764668081600513" calcext:value-type="float">
            <text:p>0.76466808160051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Flatness</text:p>
          </table:table-cell>
          <table:table-cell office:value-type="float" office:value="0.572650320853822" calcext:value-type="float">
            <text:p>0.57265032085382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LeastAxisLength</text:p>
          </table:table-cell>
          <table:table-cell office:value-type="float" office:value="180.216177459018" calcext:value-type="float">
            <text:p>180.21617745901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jorAxisLength</text:p>
          </table:table-cell>
          <table:table-cell office:value-type="float" office:value="314.705450946602" calcext:value-type="float">
            <text:p>314.70545094660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ximum2DDiameterColumn</text:p>
          </table:table-cell>
          <table:table-cell office:value-type="float" office:value="346.09391788935" calcext:value-type="float">
            <text:p>346.0939178893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ximum2DDiameterRow</text:p>
          </table:table-cell>
          <table:table-cell office:value-type="float" office:value="271.060878770803" calcext:value-type="float">
            <text:p>271.06087877080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ximum2DDiameterSlice</text:p>
          </table:table-cell>
          <table:table-cell office:value-type="float" office:value="299.474539819331" calcext:value-type="float">
            <text:p>299.47453981933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ximum3DDiameter</text:p>
          </table:table-cell>
          <table:table-cell office:value-type="float" office:value="349.302877171088" calcext:value-type="float">
            <text:p>349.3028771710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shVolume</text:p>
          </table:table-cell>
          <table:table-cell office:value-type="float" office:value="5924647.50000001" calcext:value-type="float">
            <text:p>5924647.5000000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inorAxisLength</text:p>
          </table:table-cell>
          <table:table-cell office:value-type="float" office:value="240.645213444562" calcext:value-type="float">
            <text:p>240.64521344456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phericity</text:p>
          </table:table-cell>
          <table:table-cell office:value-type="float" office:value="0.268233921758516" calcext:value-type="float">
            <text:p>0.26823392175851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rfaceArea</text:p>
          </table:table-cell>
          <table:table-cell office:value-type="float" office:value="590308.136375679" calcext:value-type="float">
            <text:p>590308.13637567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rfaceVolumeRatio</text:p>
          </table:table-cell>
          <table:table-cell office:value-type="float" office:value="0.0996359929220561" calcext:value-type="float">
            <text:p>0.099635992922056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VoxelVolume</text:p>
          </table:table-cell>
          <table:table-cell office:value-type="float" office:value="5886506.25" calcext:value-type="float">
            <text:p>5886506.2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10Percentile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90Percentile</text:p>
          </table:table-cell>
          <table:table-cell office:value-type="float" office:value="-786" calcext:value-type="float">
            <text:p>-78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Energy</text:p>
          </table:table-cell>
          <table:table-cell office:value-type="float" office:value="383579073165" calcext:value-type="float">
            <text:p>38357907316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Entropy</text:p>
          </table:table-cell>
          <table:table-cell office:value-type="float" office:value="2.83307286195113" calcext:value-type="float">
            <text:p>2.8330728619511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InterquartileRang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Kurtosis</text:p>
          </table:table-cell>
          <table:table-cell office:value-type="float" office:value="5.39251917704371" calcext:value-type="float">
            <text:p>5.3925191770437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Maximum</text:p>
          </table:table-cell>
          <table:table-cell office:value-type="float" office:value="-653" calcext:value-type="float">
            <text:p>-65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MeanAbsoluteDeviation</text:p>
          </table:table-cell>
          <table:table-cell office:value-type="float" office:value="37.9945614410317" calcext:value-type="float">
            <text:p>37.994561441031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Mean</text:p>
          </table:table-cell>
          <table:table-cell office:value-type="float" office:value="-854.646922569733" calcext:value-type="float">
            <text:p>-854.64692256973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Median</text:p>
          </table:table-cell>
          <table:table-cell office:value-type="float" office:value="-867" calcext:value-type="float">
            <text:p>-86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Minimum</text:p>
          </table:table-cell>
          <table:table-cell office:value-type="float" office:value="-1019" calcext:value-type="float">
            <text:p>-101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Rang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RobustMeanAbsoluteDeviation</text:p>
          </table:table-cell>
          <table:table-cell office:value-type="float" office:value="23.3869256609987" calcext:value-type="float">
            <text:p>23.386925660998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RootMeanSquared</text:p>
          </table:table-cell>
          <table:table-cell office:value-type="float" office:value="856.199380390552" calcext:value-type="float">
            <text:p>856.19938039055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Skewness</text:p>
          </table:table-cell>
          <table:table-cell office:value-type="float" office:value="1.45630624639947" calcext:value-type="float">
            <text:p>1.4563062463994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TotalEnergy</text:p>
          </table:table-cell>
          <table:table-cell office:value-type="float" office:value="4315264573106.25" calcext:value-type="float">
            <text:p>4315264573106.2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Uniformity</text:p>
          </table:table-cell>
          <table:table-cell office:value-type="float" office:value="0.182027449967642" calcext:value-type="float">
            <text:p>0.18202744996764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rstorder</text:p>
          </table:table-cell>
          <table:table-cell office:value-type="string" calcext:value-type="string">
            <text:p>Variance</text:p>
          </table:table-cell>
          <table:table-cell office:value-type="float" office:value="2656.01672325023" calcext:value-type="float">
            <text:p>2656.0167232502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Autocorrelation</text:p>
          </table:table-cell>
          <table:table-cell office:value-type="float" office:value="53.2398404908284" calcext:value-type="float">
            <text:p>53.239840490828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ClusterProminence</text:p>
          </table:table-cell>
          <table:table-cell office:value-type="float" office:value="469.078481691123" calcext:value-type="float">
            <text:p>469.07848169112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ClusterShade</text:p>
          </table:table-cell>
          <table:table-cell office:value-type="float" office:value="33.8382328839522" calcext:value-type="float">
            <text:p>33.838232883952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ClusterTendency</text:p>
          </table:table-cell>
          <table:table-cell office:value-type="float" office:value="10.0757687941042" calcext:value-type="float">
            <text:p>10.075768794104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Contrast</text:p>
          </table:table-cell>
          <table:table-cell office:value-type="float" office:value="5.26908202941138" calcext:value-type="float">
            <text:p>5.2690820294113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Correlation</text:p>
          </table:table-cell>
          <table:table-cell office:value-type="float" office:value="0.315550478409741" calcext:value-type="float">
            <text:p>0.31555047840974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DifferenceAverage</text:p>
          </table:table-cell>
          <table:table-cell office:value-type="float" office:value="1.53731061875265" calcext:value-type="float">
            <text:p>1.5373106187526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DifferenceEntropy</text:p>
          </table:table-cell>
          <table:table-cell office:value-type="float" office:value="2.35705170973569" calcext:value-type="float">
            <text:p>2.3570517097356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DifferenceVariance</text:p>
          </table:table-cell>
          <table:table-cell office:value-type="float" office:value="2.86284649400297" calcext:value-type="float">
            <text:p>2.8628464940029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d</text:p>
          </table:table-cell>
          <table:table-cell office:value-type="float" office:value="0.553882503871815" calcext:value-type="float">
            <text:p>0.55388250387181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dm</text:p>
          </table:table-cell>
          <table:table-cell office:value-type="float" office:value="0.506667520046871" calcext:value-type="float">
            <text:p>0.50666752004687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dmn</text:p>
          </table:table-cell>
          <table:table-cell office:value-type="float" office:value="0.979181324085037" calcext:value-type="float">
            <text:p>0.97918132408503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dn</text:p>
          </table:table-cell>
          <table:table-cell office:value-type="float" office:value="0.915376641652517" calcext:value-type="float">
            <text:p>0.91537664165251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mc1</text:p>
          </table:table-cell>
          <table:table-cell office:value-type="float" office:value="-0.0573985403248639" calcext:value-type="float">
            <text:p>-0.057398540324863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mc2</text:p>
          </table:table-cell>
          <table:table-cell office:value-type="float" office:value="0.485596564822048" calcext:value-type="float">
            <text:p>0.48559656482204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InverseVariance</text:p>
          </table:table-cell>
          <table:table-cell office:value-type="float" office:value="0.42546523130062" calcext:value-type="float">
            <text:p>0.4254652313006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JointAverage</text:p>
          </table:table-cell>
          <table:table-cell office:value-type="float" office:value="7.21373840809514" calcext:value-type="float">
            <text:p>7.2137384080951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JointEnergy</text:p>
          </table:table-cell>
          <table:table-cell office:value-type="float" office:value="0.0437850791751624" calcext:value-type="float">
            <text:p>0.043785079175162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JointEntropy</text:p>
          </table:table-cell>
          <table:table-cell office:value-type="float" office:value="5.36723585559654" calcext:value-type="float">
            <text:p>5.3672358555965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MCC</text:p>
          </table:table-cell>
          <table:table-cell office:value-type="float" office:value="0.642292163959188" calcext:value-type="float">
            <text:p>0.6422921639591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MaximumProbability</text:p>
          </table:table-cell>
          <table:table-cell office:value-type="float" office:value="0.11300446662495" calcext:value-type="float">
            <text:p>0.1130044666249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SumAverage</text:p>
          </table:table-cell>
          <table:table-cell office:value-type="float" office:value="14.4274768161903" calcext:value-type="float">
            <text:p>14.427476816190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SumEntropy</text:p>
          </table:table-cell>
          <table:table-cell office:value-type="float" office:value="3.56585173114128" calcext:value-type="float">
            <text:p>3.5658517311412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cm</text:p>
          </table:table-cell>
          <table:table-cell office:value-type="string" calcext:value-type="string">
            <text:p>SumSquares</text:p>
          </table:table-cell>
          <table:table-cell office:value-type="float" office:value="3.8362127058789" calcext:value-type="float">
            <text:p>3.836212705878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DependenceEntropy</text:p>
          </table:table-cell>
          <table:table-cell office:value-type="float" office:value="6.44838151997623" calcext:value-type="float">
            <text:p>6.4483815199762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DependenceNonUniformity</text:p>
          </table:table-cell>
          <table:table-cell office:value-type="float" office:value="33772.0249997611" calcext:value-type="float">
            <text:p>33772.024999761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DependenceNonUniformityNormalized</text:p>
          </table:table-cell>
          <table:table-cell office:value-type="float" office:value="0.0645434261192388" calcext:value-type="float">
            <text:p>0.06454342611923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DependenceVariance</text:p>
          </table:table-cell>
          <table:table-cell office:value-type="float" office:value="19.8236046617049" calcext:value-type="float">
            <text:p>19.823604661704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GrayLevelNonUniformity</text:p>
          </table:table-cell>
          <table:table-cell office:value-type="float" office:value="95244.9530583188" calcext:value-type="float">
            <text:p>95244.95305831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GrayLevelVariance</text:p>
          </table:table-cell>
          <table:table-cell office:value-type="float" office:value="4.32280580050045" calcext:value-type="float">
            <text:p>4.3228058005004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HighGrayLevelEmphasis</text:p>
          </table:table-cell>
          <table:table-cell office:value-type="float" office:value="58.1083201941729" calcext:value-type="float">
            <text:p>58.108320194172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LargeDependenceEmphasis</text:p>
          </table:table-cell>
          <table:table-cell office:value-type="float" office:value="78.3759558141979" calcext:value-type="float">
            <text:p>78.375955814197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LargeDependenceHighGrayLevelEmphasis</text:p>
          </table:table-cell>
          <table:table-cell office:value-type="float" office:value="3328.04693785894" calcext:value-type="float">
            <text:p>3328.0469378589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LargeDependenceLowGrayLevelEmphasis</text:p>
          </table:table-cell>
          <table:table-cell office:value-type="float" office:value="2.07139964721161" calcext:value-type="float">
            <text:p>2.0713996472116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LowGrayLevelEmphasis</text:p>
          </table:table-cell>
          <table:table-cell office:value-type="float" office:value="0.0226096714653867" calcext:value-type="float">
            <text:p>0.022609671465386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SmallDependenceEmphasis</text:p>
          </table:table-cell>
          <table:table-cell office:value-type="float" office:value="0.11504235840153" calcext:value-type="float">
            <text:p>0.1150423584015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SmallDependenceHighGrayLevelEmphasis</text:p>
          </table:table-cell>
          <table:table-cell office:value-type="float" office:value="12.1360197444495" calcext:value-type="float">
            <text:p>12.136019744449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dm</text:p>
          </table:table-cell>
          <table:table-cell office:value-type="string" calcext:value-type="string">
            <text:p>SmallDependenceLowGrayLevelEmphasis</text:p>
          </table:table-cell>
          <table:table-cell office:value-type="float" office:value="0.00166511826653721" calcext:value-type="float">
            <text:p>0.0016651182665372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GrayLevelNonUniformity</text:p>
          </table:table-cell>
          <table:table-cell office:value-type="float" office:value="62334.0772321369" calcext:value-type="float">
            <text:p>62334.077232136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GrayLevelNonUniformityNormalized</text:p>
          </table:table-cell>
          <table:table-cell office:value-type="float" office:value="0.159932805139573" calcext:value-type="float">
            <text:p>0.15993280513957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GrayLevelVariance</text:p>
          </table:table-cell>
          <table:table-cell office:value-type="float" office:value="5.00344601884642" calcext:value-type="float">
            <text:p>5.0034460188464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HighGrayLevelRunEmphasis</text:p>
          </table:table-cell>
          <table:table-cell office:value-type="float" office:value="62.7111202810391" calcext:value-type="float">
            <text:p>62.711120281039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LongRunEmphasis</text:p>
          </table:table-cell>
          <table:table-cell office:value-type="float" office:value="2.42129490956702" calcext:value-type="float">
            <text:p>2.4212949095670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LongRunHighGrayLevelEmphasis</text:p>
          </table:table-cell>
          <table:table-cell office:value-type="float" office:value="124.927120209026" calcext:value-type="float">
            <text:p>124.92712020902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LongRunLowGrayLevelEmphasis</text:p>
          </table:table-cell>
          <table:table-cell office:value-type="float" office:value="0.058524288898688" calcext:value-type="float">
            <text:p>0.0585242888986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LowGrayLevelRunEmphasis</text:p>
          </table:table-cell>
          <table:table-cell office:value-type="float" office:value="0.0215852447688952" calcext:value-type="float">
            <text:p>0.021585244768895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RunEntropy</text:p>
          </table:table-cell>
          <table:table-cell office:value-type="float" office:value="4.00702860298145" calcext:value-type="float">
            <text:p>4.0070286029814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RunLengthNonUniformity</text:p>
          </table:table-cell>
          <table:table-cell office:value-type="float" office:value="241760.714608787" calcext:value-type="float">
            <text:p>241760.71460878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RunLengthNonUniformityNormalized</text:p>
          </table:table-cell>
          <table:table-cell office:value-type="float" office:value="0.61795300183296" calcext:value-type="float">
            <text:p>0.6179530018329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RunPercentage</text:p>
          </table:table-cell>
          <table:table-cell office:value-type="float" office:value="0.744155738192948" calcext:value-type="float">
            <text:p>0.74415573819294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RunVariance</text:p>
          </table:table-cell>
          <table:table-cell office:value-type="float" office:value="0.594074516046419" calcext:value-type="float">
            <text:p>0.59407451604641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ShortRunEmphasis</text:p>
          </table:table-cell>
          <table:table-cell office:value-type="float" office:value="0.813463940507583" calcext:value-type="float">
            <text:p>0.81346394050758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ShortRunHighGrayLevelEmphasis</text:p>
          </table:table-cell>
          <table:table-cell office:value-type="float" office:value="54.0673914593487" calcext:value-type="float">
            <text:p>54.067391459348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rlm</text:p>
          </table:table-cell>
          <table:table-cell office:value-type="string" calcext:value-type="string">
            <text:p>ShortRunLowGrayLevelEmphasis</text:p>
          </table:table-cell>
          <table:table-cell office:value-type="float" office:value="0.0169147308013419" calcext:value-type="float">
            <text:p>0.016914730801341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GrayLevelNonUniformity</text:p>
          </table:table-cell>
          <table:table-cell office:value-type="float" office:value="6302.47206834876" calcext:value-type="float">
            <text:p>6302.4720683487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GrayLevelNonUniformityNormalized</text:p>
          </table:table-cell>
          <table:table-cell office:value-type="float" office:value="0.109442618444245" calcext:value-type="float">
            <text:p>0.10944261844424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GrayLevelVariance</text:p>
          </table:table-cell>
          <table:table-cell office:value-type="float" office:value="7.47128144303462" calcext:value-type="float">
            <text:p>7.4712814430346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HighGrayLevelZoneEmphasis</text:p>
          </table:table-cell>
          <table:table-cell office:value-type="float" office:value="115.719502665532" calcext:value-type="float">
            <text:p>115.71950266553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LargeAreaEmphasis</text:p>
          </table:table-cell>
          <table:table-cell office:value-type="float" office:value="500306.527323875" calcext:value-type="float">
            <text:p>500306.52732387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LargeAreaHighGrayLevelEmphasis</text:p>
          </table:table-cell>
          <table:table-cell office:value-type="float" office:value="22272682.0047928" calcext:value-type="float">
            <text:p>22272682.004792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LargeAreaLowGrayLevelEmphasis</text:p>
          </table:table-cell>
          <table:table-cell office:value-type="float" office:value="11699.2163584262" calcext:value-type="float">
            <text:p>11699.216358426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LowGrayLevelZoneEmphasis</text:p>
          </table:table-cell>
          <table:table-cell office:value-type="float" office:value="0.012881060611444" calcext:value-type="float">
            <text:p>0.01288106061144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SizeZoneNonUniformity</text:p>
          </table:table-cell>
          <table:table-cell office:value-type="float" office:value="27063.7007831629" calcext:value-type="float">
            <text:p>27063.700783162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SizeZoneNonUniformityNormalized</text:p>
          </table:table-cell>
          <table:table-cell office:value-type="float" office:value="0.469961984183286" calcext:value-type="float">
            <text:p>0.46996198418328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SmallAreaEmphasis</text:p>
          </table:table-cell>
          <table:table-cell office:value-type="float" office:value="0.712902358873614" calcext:value-type="float">
            <text:p>0.71290235887361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SmallAreaHighGrayLevelEmphasis</text:p>
          </table:table-cell>
          <table:table-cell office:value-type="float" office:value="86.1041377637599" calcext:value-type="float">
            <text:p>86.104137763759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SmallAreaLowGrayLevelEmphasis</text:p>
          </table:table-cell>
          <table:table-cell office:value-type="float" office:value="0.00879998080156031" calcext:value-type="float">
            <text:p>0.0087999808015603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ZoneEntropy</text:p>
          </table:table-cell>
          <table:table-cell office:value-type="float" office:value="5.10082803485719" calcext:value-type="float">
            <text:p>5.1008280348571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ZonePercentage</text:p>
          </table:table-cell>
          <table:table-cell office:value-type="float" office:value="0.110057430075777" calcext:value-type="float">
            <text:p>0.11005743007577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glszm</text:p>
          </table:table-cell>
          <table:table-cell office:value-type="string" calcext:value-type="string">
            <text:p>ZoneVariance</text:p>
          </table:table-cell>
          <table:table-cell office:value-type="float" office:value="500223.968924373" calcext:value-type="float">
            <text:p>500223.96892437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gtdm</text:p>
          </table:table-cell>
          <table:table-cell office:value-type="string" calcext:value-type="string">
            <text:p>Busyness</text:p>
          </table:table-cell>
          <table:table-cell office:value-type="float" office:value="622.092115405341" calcext:value-type="float">
            <text:p>622.09211540534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gtdm</text:p>
          </table:table-cell>
          <table:table-cell office:value-type="string" calcext:value-type="string">
            <text:p>Coarseness</text:p>
          </table:table-cell>
          <table:table-cell table:style-name="ce1" office:value-type="float" office:value="0.0000124647901126327" calcext:value-type="float">
            <text:p>1.25E-0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gtdm</text:p>
          </table:table-cell>
          <table:table-cell office:value-type="string" calcext:value-type="string">
            <text:p>Complexity</text:p>
          </table:table-cell>
          <table:table-cell office:value-type="float" office:value="114.354389990473" calcext:value-type="float">
            <text:p>114.35438999047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gtdm</text:p>
          </table:table-cell>
          <table:table-cell office:value-type="string" calcext:value-type="string">
            <text:p>Contrast</text:p>
          </table:table-cell>
          <table:table-cell office:value-type="float" office:value="0.0483421505790213" calcext:value-type="float">
            <text:p>0.048342150579021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gtdm</text:p>
          </table:table-cell>
          <table:table-cell office:value-type="string" calcext:value-type="string">
            <text:p>Strength</text:p>
          </table:table-cell>
          <table:table-cell office:value-type="float" office:value="0.00114419088561417" calcext:value-type="float">
            <text:p>0.00114419088561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olo Zaffino</meta:initial-creator>
    <meta:creation-date>2025-10-27T14:56:51.802296578</meta:creation-date>
    <dc:date>2025-10-27T14:58:11.082432750</dc:date>
    <dc:creator>Paolo Zaffino</dc:creator>
    <meta:editing-duration>PT1M20S</meta:editing-duration>
    <meta:editing-cycles>1</meta:editing-cycles>
    <meta:document-statistic meta:table-count="1" meta:cell-count="520" meta:object-count="0"/>
    <meta:generator>LibreOffice/25.8.2.2$Linux_X86_64 LibreOffice_project/580$Build-2</meta:generator>
  </office:meta>
</office:document-meta>
</file>